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22in"/>
    </style:style>
    <style:style style:name="co2" style:family="table-column">
      <style:table-column-properties fo:break-before="auto" style:column-width="0.889in"/>
    </style:style>
    <style:style style:name="co3" style:family="table-column">
      <style:table-column-properties fo:break-before="auto" style:column-width="1.9118in"/>
    </style:style>
    <style:style style:name="co4" style:family="table-column">
      <style:table-column-properties fo:break-before="auto" style:column-width="0.8252in"/>
    </style:style>
    <style:style style:name="co5" style:family="table-column">
      <style:table-column-properties fo:break-before="auto" style:column-width="1.1575in"/>
    </style:style>
    <style:style style:name="co6" style:family="table-column">
      <style:table-column-properties fo:break-before="auto" style:column-width="1.264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brands" table:style-name="ta1">
        <table:table-column table:style-name="co1" table:default-cell-style-name="Default"/>
        <table:table-column table:style-name="co2" table:number-columns-repeated="2" table:default-cell-style-name="Default"/>
        <table:table-row table:style-name="ro1">
          <table:table-cell office:value-type="string" calcext:value-type="string">
            <text:p>id</text:p>
          </table:table-cell>
          <table:table-cell office:value-type="string" calcext:value-type="string">
            <text:p>brand</text:p>
          </table:table-cell>
          <table:table-cell office:value-type="string" calcext:value-type="string">
            <text:p>score</text:p>
          </table:table-cell>
        </table:table-row>
        <table:table-row table:style-name="ro1">
          <table:table-cell office:value-type="string" calcext:value-type="string">
            <text:p>5ee6898a20739b47331de14f</text:p>
          </table:table-cell>
          <table:table-cell office:value-type="string" calcext:value-type="string">
            <text:p>HP</text:p>
          </table:table-cell>
          <table:table-cell office:value-type="string" calcext:value-type="string">
            <text:p>null</text:p>
          </table:table-cell>
        </table:table-row>
        <table:table-row table:style-name="ro1">
          <table:table-cell office:value-type="string" calcext:value-type="string">
            <text:p>5ee6899020739b47331de150</text:p>
          </table:table-cell>
          <table:table-cell office:value-type="string" calcext:value-type="string">
            <text:p>Apple</text:p>
          </table:table-cell>
          <table:table-cell office:value-type="string" calcext:value-type="string">
            <text:p>null</text:p>
          </table:table-cell>
        </table:table-row>
        <table:table-row table:style-name="ro1">
          <table:table-cell office:value-type="string" calcext:value-type="string">
            <text:p>5ee689a620739b47331de151</text:p>
          </table:table-cell>
          <table:table-cell office:value-type="string" calcext:value-type="string">
            <text:p>Lenovo</text:p>
          </table:table-cell>
          <table:table-cell office:value-type="string" calcext:value-type="string">
            <text:p>null</text:p>
          </table:table-cell>
        </table:table-row>
        <table:table-row table:style-name="ro1">
          <table:table-cell office:value-type="string" calcext:value-type="string">
            <text:p>5ee689b220739b47331de152</text:p>
          </table:table-cell>
          <table:table-cell office:value-type="string" calcext:value-type="string">
            <text:p>Dell</text:p>
          </table:table-cell>
          <table:table-cell office:value-type="string" calcext:value-type="string">
            <text:p>null</text:p>
          </table:table-cell>
        </table:table-row>
        <table:table-row table:style-name="ro1">
          <table:table-cell office:value-type="string" calcext:value-type="string">
            <text:p>5ee689cd20739b47331de153</text:p>
          </table:table-cell>
          <table:table-cell office:value-type="string" calcext:value-type="string">
            <text:p>Asus</text:p>
          </table:table-cell>
          <table:table-cell office:value-type="string" calcext:value-type="string">
            <text:p>null</text:p>
          </table:table-cell>
        </table:table-row>
        <table:table-row table:style-name="ro1">
          <table:table-cell office:value-type="string" calcext:value-type="string">
            <text:p>5ee689f020739b47331de154</text:p>
          </table:table-cell>
          <table:table-cell office:value-type="string" calcext:value-type="string">
            <text:p>Samsung</text:p>
          </table:table-cell>
          <table:table-cell office:value-type="string" calcext:value-type="string">
            <text:p>null</text:p>
          </table:table-cell>
        </table:table-row>
        <table:table-row table:style-name="ro1">
          <table:table-cell office:value-type="string" calcext:value-type="string">
            <text:p>5ee68a0220739b47331de155</text:p>
          </table:table-cell>
          <table:table-cell office:value-type="string" calcext:value-type="string">
            <text:p>Microsoft</text:p>
          </table:table-cell>
          <table:table-cell office:value-type="string" calcext:value-type="string">
            <text:p>null</text:p>
          </table:table-cell>
        </table:table-row>
        <table:table-row table:style-name="ro1">
          <table:table-cell office:value-type="string" calcext:value-type="string">
            <text:p>5ee68a4720739b47331de156</text:p>
          </table:table-cell>
          <table:table-cell office:value-type="string" calcext:value-type="string">
            <text:p>Canon</text:p>
          </table:table-cell>
          <table:table-cell office:value-type="string" calcext:value-type="string">
            <text:p>null</text:p>
          </table:table-cell>
        </table:table-row>
        <table:table-row table:style-name="ro1">
          <table:table-cell office:value-type="string" calcext:value-type="string">
            <text:p>5ee68a5020739b47331de157</text:p>
          </table:table-cell>
          <table:table-cell office:value-type="string" calcext:value-type="string">
            <text:p>Sony</text:p>
          </table:table-cell>
          <table:table-cell office:value-type="string" calcext:value-type="string">
            <text:p>null</text:p>
          </table:table-cell>
        </table:table-row>
        <table:table-row table:style-name="ro1">
          <table:table-cell office:value-type="string" calcext:value-type="string">
            <text:p>5ee68a5a20739b47331de158</text:p>
          </table:table-cell>
          <table:table-cell office:value-type="string" calcext:value-type="string">
            <text:p>Nikon</text:p>
          </table:table-cell>
          <table:table-cell office:value-type="string" calcext:value-type="string">
            <text:p>null</text:p>
          </table:table-cell>
        </table:table-row>
        <table:table-row table:style-name="ro1">
          <table:table-cell office:value-type="string" calcext:value-type="string">
            <text:p>5ee68a9e20739b47331de159</text:p>
          </table:table-cell>
          <table:table-cell office:value-type="string" calcext:value-type="string">
            <text:p>Google</text:p>
          </table:table-cell>
          <table:table-cell office:value-type="string" calcext:value-type="string">
            <text:p>null</text:p>
          </table:table-cell>
        </table:table-row>
        <table:table-row table:style-name="ro1">
          <table:table-cell office:value-type="string" calcext:value-type="string">
            <text:p>5ee68aaa20739b47331de15a</text:p>
          </table:table-cell>
          <table:table-cell office:value-type="string" calcext:value-type="string">
            <text:p>Motorola</text:p>
          </table:table-cell>
          <table:table-cell office:value-type="string" calcext:value-type="string">
            <text:p>null</text:p>
          </table:table-cell>
        </table:table-row>
      </table:table>
      <table:table table:name="types" table:style-name="ta1">
        <table:table-column table:style-name="co3" table:default-cell-style-name="Default"/>
        <table:table-column table:style-name="co2" table:number-columns-repeated="2" table:default-cell-style-name="Default"/>
        <table:table-row table:style-name="ro1">
          <table:table-cell office:value-type="string" calcext:value-type="string">
            <text:p>id</text:p>
          </table:table-cell>
          <table:table-cell office:value-type="string" calcext:value-type="string">
            <text:p>type</text:p>
          </table:table-cell>
          <table:table-cell office:value-type="string" calcext:value-type="string">
            <text:p>score</text:p>
          </table:table-cell>
        </table:table-row>
        <table:table-row table:style-name="ro1">
          <table:table-cell office:value-type="string" calcext:value-type="string">
            <text:p>5ee68524b0f5924379b2b02a</text:p>
          </table:table-cell>
          <table:table-cell office:value-type="string" calcext:value-type="string">
            <text:p>Laptops</text:p>
          </table:table-cell>
          <table:table-cell office:value-type="string" calcext:value-type="string">
            <text:p>null</text:p>
          </table:table-cell>
        </table:table-row>
        <table:table-row table:style-name="ro1">
          <table:table-cell office:value-type="string" calcext:value-type="string">
            <text:p>5ee686364ec11a476c5d740b</text:p>
          </table:table-cell>
          <table:table-cell office:value-type="string" calcext:value-type="string">
            <text:p>Tablets</text:p>
          </table:table-cell>
          <table:table-cell office:value-type="string" calcext:value-type="string">
            <text:p>null</text:p>
          </table:table-cell>
        </table:table-row>
        <table:table-row table:style-name="ro1">
          <table:table-cell office:value-type="string" calcext:value-type="string">
            <text:p>5ee6863d4ec11a476c5d740c</text:p>
          </table:table-cell>
          <table:table-cell office:value-type="string" calcext:value-type="string">
            <text:p>Cameras</text:p>
          </table:table-cell>
          <table:table-cell office:value-type="string" calcext:value-type="string">
            <text:p>null</text:p>
          </table:table-cell>
        </table:table-row>
        <table:table-row table:style-name="ro1">
          <table:table-cell office:value-type="string" calcext:value-type="string">
            <text:p>5ee686464ec11a476c5d740d</text:p>
          </table:table-cell>
          <table:table-cell office:value-type="string" calcext:value-type="string">
            <text:p>Cell Phones</text:p>
          </table:table-cell>
          <table:table-cell office:value-type="string" calcext:value-type="string">
            <text:p>null</text:p>
          </table:table-cell>
        </table:table-row>
        <table:table-row table:style-name="ro1">
          <table:table-cell office:value-type="string" calcext:value-type="string">
            <text:p>5ee686514ec11a476c5d740e</text:p>
          </table:table-cell>
          <table:table-cell office:value-type="string" calcext:value-type="string">
            <text:p>Video Games</text:p>
          </table:table-cell>
          <table:table-cell office:value-type="string" calcext:value-type="string">
            <text:p>null</text:p>
          </table:table-cell>
        </table:table-row>
      </table:table>
      <table:table table:name="products" table:style-name="ta1">
        <table:table-column table:style-name="co4" table:default-cell-style-name="Default"/>
        <table:table-column table:style-name="co5" table:default-cell-style-name="Default"/>
        <table:table-column table:style-name="co6" table:default-cell-style-name="Default"/>
        <table:table-column table:style-name="co2" table:number-columns-repeated="9"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description</text:p>
          </table:table-cell>
          <table:table-cell office:value-type="string" calcext:value-type="string">
            <text:p>price</text:p>
          </table:table-cell>
          <table:table-cell office:value-type="string" calcext:value-type="string">
            <text:p>pictureUri</text:p>
          </table:table-cell>
          <table:table-cell office:value-type="string" calcext:value-type="string">
            <text:p>type__id</text:p>
          </table:table-cell>
          <table:table-cell office:value-type="string" calcext:value-type="string">
            <text:p>type__type</text:p>
          </table:table-cell>
          <table:table-cell office:value-type="string" calcext:value-type="string">
            <text:p>brand__id</text:p>
          </table:table-cell>
          <table:table-cell office:value-type="string" calcext:value-type="string">
            <text:p>brand__brand</text:p>
          </table:table-cell>
          <table:table-cell office:value-type="string" calcext:value-type="string">
            <text:p>availableStock</text:p>
          </table:table-cell>
          <table:table-cell office:value-type="string" calcext:value-type="string">
            <text:p>restockThreshold</text:p>
          </table:table-cell>
          <table:table-cell office:value-type="string" calcext:value-type="string">
            <text:p>maxStockThreshold</text:p>
          </table:table-cell>
        </table:table-row>
        <table:table-row table:style-name="ro1">
          <table:table-cell/>
          <table:table-cell office:value-type="string" calcext:value-type="string">
            <text:p>Apple – MacBook Pro - 13" Display with Touch Bar - Intel Core i5 - 16GB Memory - 512GB SSD (Latest Model) - Space Gray</text:p>
          </table:table-cell>
          <table:table-cell office:value-type="string" calcext:value-type="string">
            <text:p>MacBook Pro has a tenth-generation quad-core Intel processor with Turbo Boost up to 3.8GHz. A brilliant and colorful Retina display with True Tone technology for a more true-to-life viewing experience. A backlit Magic Keyboard and Touch ID. Fast integrated graphics. And the versatile Touch Bar for more ways to be productive. It's Apple's most powerful 13-inch notebook. Pushed even further.</text:p>
          </table:table-cell>
          <table:table-cell office:value-type="float" office:value="1599.99" calcext:value-type="float">
            <text:p>1599.99</text:p>
          </table:table-cell>
          <table:table-cell office:value-type="string" calcext:value-type="string">
            <text:p>https://pisces.bbystatic.com/image2/BestBuy_US/images/products/6287/6287726_sd.jpg;maxHeight=640;maxWidth=550</text:p>
          </table:table-cell>
          <table:table-cell office:value-type="string" calcext:value-type="string">
            <text:p>5ee68524b0f5924379b2b02a</text:p>
          </table:table-cell>
          <table:table-cell office:value-type="string" calcext:value-type="string">
            <text:p>Laptops</text:p>
          </table:table-cell>
          <table:table-cell office:value-type="string" calcext:value-type="string">
            <text:p>5ee6899020739b47331de150</text:p>
          </table:table-cell>
          <table:table-cell office:value-type="string" calcext:value-type="string">
            <text:p>Apple</text:p>
          </table:table-cell>
          <table:table-cell table:formula="of:=RANDBETWEEN(0;100)" office:value-type="float" office:value="4" calcext:value-type="float">
            <text:p>4</text:p>
          </table:table-cell>
          <table:table-cell table:formula="of:=RANDBETWEEN(10;30)" office:value-type="float" office:value="28" calcext:value-type="float">
            <text:p>28</text:p>
          </table:table-cell>
          <table:table-cell table:formula="of:=10*[.K2]" office:value-type="float" office:value="280" calcext:value-type="float">
            <text:p>280</text:p>
          </table:table-cell>
        </table:table-row>
        <table:table-row table:style-name="ro1">
          <table:table-cell/>
          <table:table-cell office:value-type="string" calcext:value-type="string">
            <text:p>Apple - MacBook Pro - 16" Display with Touch Bar - Intel Core i7 - 16GB Memory - AMD Radeon Pro 5300M - 512GB SSD (Latest Model) - Space Gray</text:p>
          </table:table-cell>
          <table:table-cell office:value-type="string" calcext:value-type="string">
            <text:p>Expand your view of everything on MacBook Pro thanks to a larger 16" Retina display with sharper pixel resolution and support for millions of colors.¹ Harness the power of 6-core processors and AMD Radeon Pro 5000M series graphics with 4GB of GDDR6 memory, together with an optimized thermal architecture for groundbreaking performance. Featuring 16GB memory and 512GB of storage.³ Touch ID and the Touch Bar. And all-day battery life.² Designed for pros who put performance above all else, MacBook Pro gives you the power to accomplish anything, anywhere.</text:p>
          </table:table-cell>
          <table:table-cell office:value-type="float" office:value="2099.99" calcext:value-type="float">
            <text:p>2099.99</text:p>
          </table:table-cell>
          <table:table-cell office:value-type="string" calcext:value-type="string">
            <text:p>https://pisces.bbystatic.com/image2/BestBuy_US/images/products/6366/6366564_sd.jpg;maxHeight=640;maxWidth=550</text:p>
          </table:table-cell>
          <table:table-cell office:value-type="string" calcext:value-type="string">
            <text:p>5ee68524b0f5924379b2b02a</text:p>
          </table:table-cell>
          <table:table-cell office:value-type="string" calcext:value-type="string">
            <text:p>Laptops</text:p>
          </table:table-cell>
          <table:table-cell office:value-type="string" calcext:value-type="string">
            <text:p>5ee6899020739b47331de150</text:p>
          </table:table-cell>
          <table:table-cell office:value-type="string" calcext:value-type="string">
            <text:p>Apple</text:p>
          </table:table-cell>
          <table:table-cell table:formula="of:=RANDBETWEEN(0;100)" office:value-type="float" office:value="17" calcext:value-type="float">
            <text:p>17</text:p>
          </table:table-cell>
          <table:table-cell table:formula="of:=RANDBETWEEN(10;30)" office:value-type="float" office:value="14" calcext:value-type="float">
            <text:p>14</text:p>
          </table:table-cell>
          <table:table-cell table:formula="of:=10*[.K3]" office:value-type="float" office:value="140" calcext:value-type="float">
            <text:p>140</text:p>
          </table:table-cell>
        </table:table-row>
        <table:table-row table:style-name="ro1">
          <table:table-cell/>
          <table:table-cell office:value-type="string" calcext:value-type="string">
            <text:p>Lenovo - Yoga C940 2-in-1 14" 4K Ultra HD Touch-Screen Laptop - Intel Core i7 - 16GB Memory - 512GB SSD + 32GB Optane - Mica</text:p>
          </table:table-cell>
          <table:table-cell office:value-type="string" calcext:value-type="string">
            <text:p>Lenovo Yoga C940 Convertible 2-in-1 Laptop: Enhance digital creativity with this Lenovo Yoga laptop. The 14-inch UHD display with 10-point multi-touch operation offers high-quality visuals and lets you type easily, while the 512GB SSD offers rapid startup and data access times for running complete projects easily. This Lenovo Yoga laptop has an Intel Core i7 processor and 16GB of RAM, which offer fast task execution speeds.</text:p>
          </table:table-cell>
          <table:table-cell office:value-type="float" office:value="1299.99" calcext:value-type="float">
            <text:p>1299.99</text:p>
          </table:table-cell>
          <table:table-cell office:value-type="string" calcext:value-type="string">
            <text:p>https://pisces.bbystatic.com/image2/BestBuy_US/images/products/6369/6369421_sd.jpg;maxHeight=640;maxWidth=550</text:p>
          </table:table-cell>
          <table:table-cell office:value-type="string" calcext:value-type="string">
            <text:p>5ee68524b0f5924379b2b02a</text:p>
          </table:table-cell>
          <table:table-cell office:value-type="string" calcext:value-type="string">
            <text:p>Laptops</text:p>
          </table:table-cell>
          <table:table-cell office:value-type="string" calcext:value-type="string">
            <text:p>5ee689a620739b47331de151</text:p>
          </table:table-cell>
          <table:table-cell office:value-type="string" calcext:value-type="string">
            <text:p>Lenovo</text:p>
          </table:table-cell>
          <table:table-cell table:formula="of:=RANDBETWEEN(0;100)" office:value-type="float" office:value="26" calcext:value-type="float">
            <text:p>26</text:p>
          </table:table-cell>
          <table:table-cell table:formula="of:=RANDBETWEEN(10;30)" office:value-type="float" office:value="25" calcext:value-type="float">
            <text:p>25</text:p>
          </table:table-cell>
          <table:table-cell table:formula="of:=10*[.K4]" office:value-type="float" office:value="250" calcext:value-type="float">
            <text:p>250</text:p>
          </table:table-cell>
        </table:table-row>
        <table:table-row table:style-name="ro1">
          <table:table-cell/>
          <table:table-cell office:value-type="string" calcext:value-type="string">
            <text:p>Asus - ROG Zephyrus G14 14" Gaming Laptop - AMD Ryzen 9 - 16GB Memory - NVIDIA GeForce RTX 2060 Max-Q - 1TB SSD - Moonlight White</text:p>
          </table:table-cell>
          <table:table-cell office:value-type="string" calcext:value-type="string">
            <text:p>ASUS ROG Zephyrus G14 Gaming Laptop: Enjoy everyday gaming with this ASUS notebook PC. The AMD Ryzen 9 processor and 16GB of RAM let you run graphics-heavy games smoothly, while the potent NVIDIA GeForce RTX 2060 Max-Q graphics produce high-quality visuals on the 14-inch Full HD display. This ASUS notebook PC has 1TD SSD that shortens load times and offers ample storage.</text:p>
          </table:table-cell>
          <table:table-cell office:value-type="float" office:value="1449.99" calcext:value-type="float">
            <text:p>1449.99</text:p>
          </table:table-cell>
          <table:table-cell office:value-type="string" calcext:value-type="string">
            <text:p>https://pisces.bbystatic.com/image2/BestBuy_US/images/products/6403/6403816_sd.jpg;maxHeight=640;maxWidth=550</text:p>
          </table:table-cell>
          <table:table-cell office:value-type="string" calcext:value-type="string">
            <text:p>5ee68524b0f5924379b2b02a</text:p>
          </table:table-cell>
          <table:table-cell office:value-type="string" calcext:value-type="string">
            <text:p>Laptops</text:p>
          </table:table-cell>
          <table:table-cell office:value-type="string" calcext:value-type="string">
            <text:p>5ee689cd20739b47331de153</text:p>
          </table:table-cell>
          <table:table-cell office:value-type="string" calcext:value-type="string">
            <text:p>Asus</text:p>
          </table:table-cell>
          <table:table-cell table:formula="of:=RANDBETWEEN(0;100)" office:value-type="float" office:value="16" calcext:value-type="float">
            <text:p>16</text:p>
          </table:table-cell>
          <table:table-cell table:formula="of:=RANDBETWEEN(10;30)" office:value-type="float" office:value="19" calcext:value-type="float">
            <text:p>19</text:p>
          </table:table-cell>
          <table:table-cell table:formula="of:=10*[.K5]" office:value-type="float" office:value="190" calcext:value-type="float">
            <text:p>190</text:p>
          </table:table-cell>
        </table:table-row>
        <table:table-row table:style-name="ro1">
          <table:table-cell/>
          <table:table-cell office:value-type="string" calcext:value-type="string">
            <text:p>Asus - ROG Zephyrus M15 15.6" Gaming Laptop - Intel Core i7 - 16GB Memory - NVIDIA GeForce RTX 2070 Max-Q - 1TB SSD - Prism Gray</text:p>
          </table:table-cell>
          <table:table-cell office:value-type="string" calcext:value-type="string">
            <text:p>ASUS ROG Zephyrus M15 Gaming Laptop: Increase your productivity with this 15.6-inch Full HD ASUS Notebook laptop. Wi-Fi and Bluetooth technology ensure seamless pairing with compatible devices, while the Intel Core i7 processor and 16GB of RAM provide powerful performance. This ASUS Notebook laptop has a 1TB SSD for ample storage and rapid boots, and the NVIDIA GeForce RTX 2070 Max-Q graphics deliver crisp visuals.</text:p>
          </table:table-cell>
          <table:table-cell office:value-type="float" office:value="1579.99" calcext:value-type="float">
            <text:p>1579.99</text:p>
          </table:table-cell>
          <table:table-cell office:value-type="string" calcext:value-type="string">
            <text:p>https://pisces.bbystatic.com/image2/BestBuy_US/images/products/6403/6403815_sd.jpg;maxHeight=640;maxWidth=550</text:p>
          </table:table-cell>
          <table:table-cell office:value-type="string" calcext:value-type="string">
            <text:p>5ee68524b0f5924379b2b02a</text:p>
          </table:table-cell>
          <table:table-cell office:value-type="string" calcext:value-type="string">
            <text:p>Laptops</text:p>
          </table:table-cell>
          <table:table-cell office:value-type="string" calcext:value-type="string">
            <text:p>5ee689cd20739b47331de153</text:p>
          </table:table-cell>
          <table:table-cell office:value-type="string" calcext:value-type="string">
            <text:p>Asus</text:p>
          </table:table-cell>
          <table:table-cell table:formula="of:=RANDBETWEEN(0;100)" office:value-type="float" office:value="12" calcext:value-type="float">
            <text:p>12</text:p>
          </table:table-cell>
          <table:table-cell table:formula="of:=RANDBETWEEN(10;30)" office:value-type="float" office:value="26" calcext:value-type="float">
            <text:p>26</text:p>
          </table:table-cell>
          <table:table-cell table:formula="of:=10*[.K6]" office:value-type="float" office:value="260" calcext:value-type="float">
            <text:p>260</text:p>
          </table:table-cell>
        </table:table-row>
        <table:table-row table:style-name="ro1">
          <table:table-cell/>
          <table:table-cell office:value-type="string" calcext:value-type="string">
            <text:p>Dell - Inspiron 15.6" 7000 2-in-1 4K UHD Touch-Screen Laptop - Intel Core i7 - 16GB - GeForce MX250 - 512GB SSD + 32GB Optane - Black</text:p>
          </table:table-cell>
          <table:table-cell office:value-type="string" calcext:value-type="string">
            <text:p>Dell Inspiron Convertible 2-in-1 Laptop: Smart meets sleek in this compact 2-in-1. 15" laptop with a heat dissipating hinge design, full-size Dell Premium Active Pen, adaptive thermals, 4k UHD screen and full number pad. Work efficiently while on the go with this Dell Inspiron two-in-one notebook. The 15.6-inch Ultra HD touch screen with Active Pen support lets you create sketches with precise detail, and 16GB of RAM handle seamless multitasking. This Dell Inspiron two-in-one notebook features a 512GB SSD for prompt data access, and the Intel Core i7 processor and NVIDIA GeForce MX250 graphics card enable intensive photo and video editing.</text:p>
          </table:table-cell>
          <table:table-cell office:value-type="float" office:value="1149.99" calcext:value-type="float">
            <text:p>1149.99</text:p>
          </table:table-cell>
          <table:table-cell office:value-type="string" calcext:value-type="string">
            <text:p><text:a xlink:href="https://pisces.bbystatic.com/image2/BestBuy_US/images/products/6373/6373032_rd.jpg;maxHeight=640;maxWidth=550" xlink:type="simple">https://pisces.bbystatic.com/image2/BestBuy_US/images/products/6373/6373032_rd.jpg;maxHeight=640;maxWidth=550</text:a></text:p>
          </table:table-cell>
          <table:table-cell office:value-type="string" calcext:value-type="string">
            <text:p>5ee68524b0f5924379b2b02a</text:p>
          </table:table-cell>
          <table:table-cell office:value-type="string" calcext:value-type="string">
            <text:p>Laptops</text:p>
          </table:table-cell>
          <table:table-cell office:value-type="string" calcext:value-type="string">
            <text:p>5ee689b220739b47331de152</text:p>
          </table:table-cell>
          <table:table-cell office:value-type="string" calcext:value-type="string">
            <text:p>Dell</text:p>
          </table:table-cell>
          <table:table-cell table:formula="of:=RANDBETWEEN(0;100)" office:value-type="float" office:value="72" calcext:value-type="float">
            <text:p>72</text:p>
          </table:table-cell>
          <table:table-cell table:formula="of:=RANDBETWEEN(10;30)" office:value-type="float" office:value="15" calcext:value-type="float">
            <text:p>15</text:p>
          </table:table-cell>
          <table:table-cell table:formula="of:=10*[.K7]" office:value-type="float" office:value="150" calcext:value-type="float">
            <text:p>150</text:p>
          </table:table-cell>
        </table:table-row>
        <table:table-row table:style-name="ro1">
          <table:table-cell/>
          <table:table-cell office:value-type="string" calcext:value-type="string">
            <text:p>Dell - Inspiron 17.3" 7000 2-in-1 Touch-Screen Laptop - Intel Core i7 - 16GB Memory - GeForce MX250 - 512GB SSD + 32GB Optane - Silver</text:p>
          </table:table-cell>
          <table:table-cell office:value-type="string" calcext:value-type="string">
            <text:p>Dell Inspiron Convertible 2-in-1 Laptop: Smart meets sleek in this compact 2-in-1 laptop. With an innovative, heat dissipating hinge design and adaptive thermals. Get reliable computing performance from this 17.3-inch Full HD touchscreen Dell Inspiron two-in-one laptop. The Intel Core i7 processor and 16GB RAM enable multiple applications to run smoothly, while the 512GB SSD offers fast program loading, quick boot-ups and massive storage space. Enjoy immersive visuals with the NVIDIA GeForce MX250 graphics card on this Dell Inspiron two-in-one laptop.</text:p>
          </table:table-cell>
          <table:table-cell office:value-type="float" office:value="1199.99" calcext:value-type="float">
            <text:p>1199.99</text:p>
          </table:table-cell>
          <table:table-cell office:value-type="string" calcext:value-type="string">
            <text:p><text:a xlink:href="https://pisces.bbystatic.com/image2/BestBuy_US/images/products/6372/6372667_rd.jpg;maxHeight=640;maxWidth=550" xlink:type="simple">https://pisces.bbystatic.com/image2/BestBuy_US/images/products/6372/6372667_rd.jpg;maxHeight=640;maxWidth=550</text:a></text:p>
          </table:table-cell>
          <table:table-cell office:value-type="string" calcext:value-type="string">
            <text:p>5ee68524b0f5924379b2b02a</text:p>
          </table:table-cell>
          <table:table-cell office:value-type="string" calcext:value-type="string">
            <text:p>Laptops</text:p>
          </table:table-cell>
          <table:table-cell office:value-type="string" calcext:value-type="string">
            <text:p>5ee689b220739b47331de152</text:p>
          </table:table-cell>
          <table:table-cell office:value-type="string" calcext:value-type="string">
            <text:p>Dell</text:p>
          </table:table-cell>
          <table:table-cell table:formula="of:=RANDBETWEEN(0;100)" office:value-type="float" office:value="89" calcext:value-type="float">
            <text:p>89</text:p>
          </table:table-cell>
          <table:table-cell table:formula="of:=RANDBETWEEN(10;30)" office:value-type="float" office:value="10" calcext:value-type="float">
            <text:p>10</text:p>
          </table:table-cell>
          <table:table-cell table:formula="of:=10*[.K8]" office:value-type="float" office:value="100" calcext:value-type="float">
            <text:p>100</text:p>
          </table:table-cell>
        </table:table-row>
        <table:table-row table:style-name="ro1">
          <table:table-cell/>
          <table:table-cell office:value-type="string" calcext:value-type="string">
            <text:p>Dell - G5 15.6" Gaming Laptop - Intel Core i7 - 16GB Memory - NVIDIA GeForce GTX 1660 Ti Max-Q - 1TB HDD + 256GB SSD - Deep Space Black</text:p>
          </table:table-cell>
          <table:table-cell office:value-type="string" calcext:value-type="string">
            <text:p>Work or play on the go with this Dell G5 15 notebook. The 15.6-inch FHD display delivers a clear crisp picture, while the NVIDIA GTX 1660 Ti graphics card supports most modern games. This Dell G5 15 notebook has a 256GB SSD and 1TB hard drive for ample storage and quick file access, and the Intel Core i7 processor and 16GB of RAM offer quick multitasking.</text:p>
          </table:table-cell>
          <table:table-cell office:value-type="float" office:value="1299.99" calcext:value-type="float">
            <text:p>1299.99</text:p>
          </table:table-cell>
          <table:table-cell office:value-type="string" calcext:value-type="string">
            <text:p><text:a xlink:href="https://pisces.bbystatic.com/image2/BestBuy_US/images/products/6350/6350874_sd.jpg;maxHeight=640;maxWidth=550" xlink:type="simple">https://pisces.bbystatic.com/image2/BestBuy_US/images/products/6350/6350874_sd.jpg;maxHeight=640;maxWidth=550</text:a></text:p>
          </table:table-cell>
          <table:table-cell office:value-type="string" calcext:value-type="string">
            <text:p>5ee68524b0f5924379b2b02a</text:p>
          </table:table-cell>
          <table:table-cell office:value-type="string" calcext:value-type="string">
            <text:p>Laptops</text:p>
          </table:table-cell>
          <table:table-cell office:value-type="string" calcext:value-type="string">
            <text:p>5ee689b220739b47331de152</text:p>
          </table:table-cell>
          <table:table-cell office:value-type="string" calcext:value-type="string">
            <text:p>Dell</text:p>
          </table:table-cell>
          <table:table-cell table:formula="of:=RANDBETWEEN(0;100)" office:value-type="float" office:value="43" calcext:value-type="float">
            <text:p>43</text:p>
          </table:table-cell>
          <table:table-cell table:formula="of:=RANDBETWEEN(10;30)" office:value-type="float" office:value="29" calcext:value-type="float">
            <text:p>29</text:p>
          </table:table-cell>
          <table:table-cell table:formula="of:=10*[.K9]" office:value-type="float" office:value="290" calcext:value-type="float">
            <text:p>290</text:p>
          </table:table-cell>
        </table:table-row>
        <table:table-row table:style-name="ro1">
          <table:table-cell/>
          <table:table-cell office:value-type="string" calcext:value-type="string">
            <text:p>HP - Spectre x360 2-in-1 15.6" 4K Ultra HD Touch-Screen Laptop Intel Core i7 16GB Memory GeForce GTX 1650 Ti 1TB SSD - Nightfall Black</text:p>
          </table:table-cell>
          <table:table-cell office:value-type="string" calcext:value-type="string">
            <text:p>HP Spectre x360 Convertible 2-in-1 Laptop: Work, game and stay entertained with this HP Spectre x360 convertible laptop. The NVIDIA GeForce GTX 1650 Ti graphics card produces stunning visuals on the 15.6-inch 4K touchscreen, while the Intel Core i7 processor and 16GB of RAM deliver smooth performance. This Wi-Fi and Bluetooth-enabled HP Spectre x360 convertible laptop has a 1TB SSD and 32GB of Intel Optane memory, offering ample storage space and rapid boots.</text:p>
          </table:table-cell>
          <table:table-cell office:value-type="float" office:value="1749.99" calcext:value-type="float">
            <text:p>1749.99</text:p>
          </table:table-cell>
          <table:table-cell office:value-type="string" calcext:value-type="string">
            <text:p><text:a xlink:href="https://pisces.bbystatic.com/image2/BestBuy_US/images/products/6406/6406696_sd.jpg;maxHeight=640;maxWidth=550" xlink:type="simple">https://pisces.bbystatic.com/image2/BestBuy_US/images/products/6406/6406696_sd.jpg;maxHeight=640;maxWidth=550</text:a></text:p>
          </table:table-cell>
          <table:table-cell office:value-type="string" calcext:value-type="string">
            <text:p>5ee68524b0f5924379b2b02a</text:p>
          </table:table-cell>
          <table:table-cell office:value-type="string" calcext:value-type="string">
            <text:p>Laptops</text:p>
          </table:table-cell>
          <table:table-cell office:value-type="string" calcext:value-type="string">
            <text:p>5ee6898a20739b47331de14f</text:p>
          </table:table-cell>
          <table:table-cell office:value-type="string" calcext:value-type="string">
            <text:p>HP</text:p>
          </table:table-cell>
          <table:table-cell table:formula="of:=RANDBETWEEN(0;100)" office:value-type="float" office:value="56" calcext:value-type="float">
            <text:p>56</text:p>
          </table:table-cell>
          <table:table-cell table:formula="of:=RANDBETWEEN(10;30)" office:value-type="float" office:value="19" calcext:value-type="float">
            <text:p>19</text:p>
          </table:table-cell>
          <table:table-cell table:formula="of:=10*[.K10]" office:value-type="float" office:value="190" calcext:value-type="float">
            <text:p>190</text:p>
          </table:table-cell>
        </table:table-row>
        <table:table-row table:style-name="ro1">
          <table:table-cell/>
          <table:table-cell office:value-type="string" calcext:value-type="string">
            <text:p>Microsoft - Surface Book 3 15" Touch-Screen PixelSense™ - 2-in-1 Laptop - Intel Core i7 - 16GB Memory - 256GB SSD - Platinum</text:p>
          </table:table-cell>
          <table:table-cell office:value-type="string" calcext:value-type="string">
            <text:p>Performance meets versatility. From intensive video and graphics files to high-octane gaming, the most powerful Surface laptop yet combines speed, graphics, and long battery life with the versatility of a laptop, tablet, and portable studio. Tackle your biggest demands with quadcore powered 10th Gen Intel® Core™ processors, blazing NVIDIA® graphics, and high-resolution PixelSense™ Display designed for Surface Pen* and touch.</text:p>
          </table:table-cell>
          <table:table-cell office:value-type="float" office:value="2299.99" calcext:value-type="float">
            <text:p>2299.99</text:p>
          </table:table-cell>
          <table:table-cell office:value-type="string" calcext:value-type="string">
            <text:p><text:a xlink:href="https://pisces.bbystatic.com/image2/BestBuy_US/images/products/6408/6408380_sd.jpg;maxHeight=640;maxWidth=550" xlink:type="simple">https://pisces.bbystatic.com/image2/BestBuy_US/images/products/6408/6408380_sd.jpg;maxHeight=640;maxWidth=550</text:a></text:p>
          </table:table-cell>
          <table:table-cell office:value-type="string" calcext:value-type="string">
            <text:p>5ee68524b0f5924379b2b02a</text:p>
          </table:table-cell>
          <table:table-cell office:value-type="string" calcext:value-type="string">
            <text:p>Laptops</text:p>
          </table:table-cell>
          <table:table-cell office:value-type="string" calcext:value-type="string">
            <text:p>5ee68a0220739b47331de155</text:p>
          </table:table-cell>
          <table:table-cell office:value-type="string" calcext:value-type="string">
            <text:p>Microsoft</text:p>
          </table:table-cell>
          <table:table-cell table:formula="of:=RANDBETWEEN(0;100)" office:value-type="float" office:value="20" calcext:value-type="float">
            <text:p>20</text:p>
          </table:table-cell>
          <table:table-cell table:formula="of:=RANDBETWEEN(10;30)" office:value-type="float" office:value="11" calcext:value-type="float">
            <text:p>11</text:p>
          </table:table-cell>
          <table:table-cell table:formula="of:=10*[.K11]" office:value-type="float" office:value="110" calcext:value-type="float">
            <text:p>110</text:p>
          </table:table-cell>
        </table:table-row>
        <table:table-row table:style-name="ro1">
          <table:table-cell/>
          <table:table-cell office:value-type="string" calcext:value-type="string">
            <text:p>Apple - 12.9-Inch iPad Pro (Latest Model) with Wi-Fi - 128GB - Silver</text:p>
          </table:table-cell>
          <table:table-cell office:value-type="string" calcext:value-type="string">
            <text:p>The 12.9-inch iPad Pro features an immersive, edge-to-edge Liquid Retina display.¹ The new pro cameras, Wide and new Ultra Wide, combined with the all-new LiDAR Scanner enable entirely new experiences in the next generation of augmented reality (AR) apps. A12Z Bionic chip for powering essential apps and graphics-intensive games. Support for the new Magic Keyboard with trackpad² and Apple Pencil.² All-day battery life.³ And access to millions of apps on the App Store to transform iPad Pro into anything you need, anywhere you need it.</text:p>
          </table:table-cell>
          <table:table-cell office:value-type="float" office:value="999.99" calcext:value-type="float">
            <text:p>999.99</text:p>
          </table:table-cell>
          <table:table-cell office:value-type="string" calcext:value-type="string">
            <text:p><text:a xlink:href="https://pisces.bbystatic.com/image2/BestBuy_US/images/products/3813/3813011_sd.jpg;maxHeight=640;maxWidth=550" xlink:type="simple">https://pisces.bbystatic.com/image2/BestBuy_US/images/products/3813/3813011_sd.jpg;maxHeight=640;maxWidth=550</text:a></text:p>
          </table:table-cell>
          <table:table-cell office:value-type="string" calcext:value-type="string">
            <text:p>5ee686364ec11a476c5d740b</text:p>
          </table:table-cell>
          <table:table-cell office:value-type="string" calcext:value-type="string">
            <text:p>Tablets</text:p>
          </table:table-cell>
          <table:table-cell office:value-type="string" calcext:value-type="string">
            <text:p>5ee6899020739b47331de150</text:p>
          </table:table-cell>
          <table:table-cell office:value-type="string" calcext:value-type="string">
            <text:p>Apple</text:p>
          </table:table-cell>
          <table:table-cell table:formula="of:=RANDBETWEEN(0;100)" office:value-type="float" office:value="71" calcext:value-type="float">
            <text:p>71</text:p>
          </table:table-cell>
          <table:table-cell table:formula="of:=RANDBETWEEN(10;30)" office:value-type="float" office:value="19" calcext:value-type="float">
            <text:p>19</text:p>
          </table:table-cell>
          <table:table-cell table:formula="of:=10*[.K12]" office:value-type="float" office:value="190" calcext:value-type="float">
            <text:p>190</text:p>
          </table:table-cell>
        </table:table-row>
        <table:table-row table:style-name="ro1">
          <table:table-cell/>
          <table:table-cell office:value-type="string" calcext:value-type="string">
            <text:p>Apple - 11-Inch iPad Pro (Latest Model) with Wi-Fi - 128GB - Silver</text:p>
          </table:table-cell>
          <table:table-cell office:value-type="string" calcext:value-type="string">
            <text:p>The 11-inch iPad Pro features an immersive, edge-to-edge Liquid Retina display.¹ The new pro cameras, Wide and new Ultra Wide, combined with the all-new LiDAR Scanner enable entirely new experiences in the next generation of augmented reality (AR) apps. A12Z Bionic chip for powering essential apps and graphics-intensive games. Support for the new Magic Keyboard with trackpad² and Apple Pencil.² All-day battery life.³ And access to millions of apps on the App Store to transform iPad Pro into anything you need, anywhere you need it.</text:p>
          </table:table-cell>
          <table:table-cell office:value-type="float" office:value="799.99" calcext:value-type="float">
            <text:p>799.99</text:p>
          </table:table-cell>
          <table:table-cell office:value-type="string" calcext:value-type="string">
            <text:p><text:a xlink:href="https://pisces.bbystatic.com/image2/BestBuy_US/images/products/3756/3756005_sd.jpg;maxHeight=640;maxWidth=550" xlink:type="simple">https://pisces.bbystatic.com/image2/BestBuy_US/images/products/3756/3756005_sd.jpg;maxHeight=640;maxWidth=550</text:a></text:p>
          </table:table-cell>
          <table:table-cell office:value-type="string" calcext:value-type="string">
            <text:p>5ee686364ec11a476c5d740b</text:p>
          </table:table-cell>
          <table:table-cell office:value-type="string" calcext:value-type="string">
            <text:p>Tablets</text:p>
          </table:table-cell>
          <table:table-cell office:value-type="string" calcext:value-type="string">
            <text:p>5ee6899020739b47331de150</text:p>
          </table:table-cell>
          <table:table-cell office:value-type="string" calcext:value-type="string">
            <text:p>Apple</text:p>
          </table:table-cell>
          <table:table-cell table:formula="of:=RANDBETWEEN(0;100)" office:value-type="float" office:value="37" calcext:value-type="float">
            <text:p>37</text:p>
          </table:table-cell>
          <table:table-cell table:formula="of:=RANDBETWEEN(10;30)" office:value-type="float" office:value="26" calcext:value-type="float">
            <text:p>26</text:p>
          </table:table-cell>
          <table:table-cell table:formula="of:=10*[.K13]" office:value-type="float" office:value="260" calcext:value-type="float">
            <text:p>260</text:p>
          </table:table-cell>
        </table:table-row>
        <table:table-row table:style-name="ro1">
          <table:table-cell/>
          <table:table-cell office:value-type="string" calcext:value-type="string">
            <text:p>Apple - iPad Air (Latest Model) with Wi-Fi - 64GB - Space Gray</text:p>
          </table:table-cell>
          <table:table-cell office:value-type="string" calcext:value-type="string">
            <text:p>iPad Air features powerful technologies, such as the A12 Bionic chip with Neural Engine. A 10.5" Retina display with True Tone.¹ Support for Apple Pencil and the Smart Keyboard.² And at just one pound and 6.1mm thin, carrying all that power is effortless.</text:p>
          </table:table-cell>
          <table:table-cell office:value-type="float" office:value="499.99" calcext:value-type="float">
            <text:p>499.99</text:p>
          </table:table-cell>
          <table:table-cell office:value-type="string" calcext:value-type="string">
            <text:p><text:a xlink:href="https://pisces.bbystatic.com/image2/BestBuy_US/images/products/5985/5985600_sd.jpg;maxHeight=640;maxWidth=550" xlink:type="simple">https://pisces.bbystatic.com/image2/BestBuy_US/images/products/5985/5985600_sd.jpg;maxHeight=640;maxWidth=550</text:a></text:p>
          </table:table-cell>
          <table:table-cell office:value-type="string" calcext:value-type="string">
            <text:p>5ee686364ec11a476c5d740b</text:p>
          </table:table-cell>
          <table:table-cell office:value-type="string" calcext:value-type="string">
            <text:p>Tablets</text:p>
          </table:table-cell>
          <table:table-cell office:value-type="string" calcext:value-type="string">
            <text:p>5ee6899020739b47331de150</text:p>
          </table:table-cell>
          <table:table-cell office:value-type="string" calcext:value-type="string">
            <text:p>Apple</text:p>
          </table:table-cell>
          <table:table-cell table:formula="of:=RANDBETWEEN(0;100)" office:value-type="float" office:value="14" calcext:value-type="float">
            <text:p>14</text:p>
          </table:table-cell>
          <table:table-cell table:formula="of:=RANDBETWEEN(10;30)" office:value-type="float" office:value="25" calcext:value-type="float">
            <text:p>25</text:p>
          </table:table-cell>
          <table:table-cell table:formula="of:=10*[.K14]" office:value-type="float" office:value="250" calcext:value-type="float">
            <text:p>250</text:p>
          </table:table-cell>
        </table:table-row>
        <table:table-row table:style-name="ro1">
          <table:table-cell/>
          <table:table-cell office:value-type="string" calcext:value-type="string">
            <text:p>Microsoft - Surface Pro 7 - 12.3" Touch Screen - Intel Core i3 - 4GB Memory - 128GB SSD with Black Type Cover (Latest Model) – Platinum</text:p>
          </table:table-cell>
          <table:table-cell office:value-type="string" calcext:value-type="string">
            <text:p>At the office, at home, or en route, new Surface Pro 7 adapts to the way you work with laptop-to-tablet versatility. And now it delivers more power than ever, with a laptop-class Intel® Core™ processor, all-day battery¹, Instant On, improved graphics, and longer standby time - plus more multitasking connections, now including both USB Type-C™ and USB Type-A ports. Includes Surface Pro Type Cover.</text:p>
          </table:table-cell>
          <table:table-cell office:value-type="float" office:value="599.99" calcext:value-type="float">
            <text:p>599.99</text:p>
          </table:table-cell>
          <table:table-cell office:value-type="string" calcext:value-type="string">
            <text:p><text:a xlink:href="https://pisces.bbystatic.com/image2/BestBuy_US/images/products/6374/6374985_sd.jpg;maxHeight=640;maxWidth=550" xlink:type="simple">https://pisces.bbystatic.com/image2/BestBuy_US/images/products/6374/6374985_sd.jpg;maxHeight=640;maxWidth=550</text:a></text:p>
          </table:table-cell>
          <table:table-cell office:value-type="string" calcext:value-type="string">
            <text:p>5ee686364ec11a476c5d740b</text:p>
          </table:table-cell>
          <table:table-cell office:value-type="string" calcext:value-type="string">
            <text:p>Tablets</text:p>
          </table:table-cell>
          <table:table-cell office:value-type="string" calcext:value-type="string">
            <text:p>5ee68a0220739b47331de155</text:p>
          </table:table-cell>
          <table:table-cell office:value-type="string" calcext:value-type="string">
            <text:p>Microsoft</text:p>
          </table:table-cell>
          <table:table-cell table:formula="of:=RANDBETWEEN(0;100)" office:value-type="float" office:value="44" calcext:value-type="float">
            <text:p>44</text:p>
          </table:table-cell>
          <table:table-cell table:formula="of:=RANDBETWEEN(10;30)" office:value-type="float" office:value="29" calcext:value-type="float">
            <text:p>29</text:p>
          </table:table-cell>
          <table:table-cell table:formula="of:=10*[.K15]" office:value-type="float" office:value="290" calcext:value-type="float">
            <text:p>290</text:p>
          </table:table-cell>
        </table:table-row>
        <table:table-row table:style-name="ro1">
          <table:table-cell/>
          <table:table-cell office:value-type="string" calcext:value-type="string">
            <text:p>Microsoft - Surface Pro 7 - 12.3" Touch Screen - Intel Core i7 - 16GB Memory - 256GB Solid State Drive (Latest Model) - Matte Black</text:p>
          </table:table-cell>
          <table:table-cell office:value-type="string" calcext:value-type="string">
            <text:p>At the office, at home, or en route, new Surface Pro 7 adapts to the way you work with laptop-to-tablet versatility. And now, it delivers more power than ever with a laptop-class Intel® Core™ processor, all-day battery¹, Instant On, improved graphics, and longer standby time - plus more multitasking connections, now including both USB-C™ and USB-A ports.</text:p>
          </table:table-cell>
          <table:table-cell office:value-type="float" office:value="1299.99" calcext:value-type="float">
            <text:p>1299.99</text:p>
          </table:table-cell>
          <table:table-cell office:value-type="string" calcext:value-type="string">
            <text:p><text:a xlink:href="https://pisces.bbystatic.com/image2/BestBuy_US/images/products/6375/6375054_sd.jpg;maxHeight=640;maxWidth=550" xlink:type="simple">https://pisces.bbystatic.com/image2/BestBuy_US/images/products/6375/6375054_sd.jpg;maxHeight=640;maxWidth=550</text:a></text:p>
          </table:table-cell>
          <table:table-cell office:value-type="string" calcext:value-type="string">
            <text:p>5ee686364ec11a476c5d740b</text:p>
          </table:table-cell>
          <table:table-cell office:value-type="string" calcext:value-type="string">
            <text:p>Tablets</text:p>
          </table:table-cell>
          <table:table-cell office:value-type="string" calcext:value-type="string">
            <text:p>5ee68a0220739b47331de155</text:p>
          </table:table-cell>
          <table:table-cell office:value-type="string" calcext:value-type="string">
            <text:p>Microsoft</text:p>
          </table:table-cell>
          <table:table-cell table:formula="of:=RANDBETWEEN(0;100)" office:value-type="float" office:value="65" calcext:value-type="float">
            <text:p>65</text:p>
          </table:table-cell>
          <table:table-cell table:formula="of:=RANDBETWEEN(10;30)" office:value-type="float" office:value="28" calcext:value-type="float">
            <text:p>28</text:p>
          </table:table-cell>
          <table:table-cell table:formula="of:=10*[.K16]" office:value-type="float" office:value="280" calcext:value-type="float">
            <text:p>280</text:p>
          </table:table-cell>
        </table:table-row>
        <table:table-row table:style-name="ro1">
          <table:table-cell/>
          <table:table-cell office:value-type="string" calcext:value-type="string">
            <text:p>Samsung - Galaxy Tab S6 - 10.5" - 256GB - Mountain Gray</text:p>
          </table:table-cell>
          <table:table-cell office:value-type="string" calcext:value-type="string">
            <text:p>Complete tasks with ease while on the go by using this Samsung Galaxy Tab S6 tablet. The included intuitive S Pen lets you take and edit notes for a smooth work experience, while the magnetic technology makes storage and charging easy. Attach a keyboard with built-in trackpad to this Samsung Galaxy Tab S6 tablet for a seamless PC desktop experience.</text:p>
          </table:table-cell>
          <table:table-cell office:value-type="float" office:value="599.99" calcext:value-type="float">
            <text:p>599.99</text:p>
          </table:table-cell>
          <table:table-cell office:value-type="string" calcext:value-type="string">
            <text:p><text:a xlink:href="https://pisces.bbystatic.com/image2/BestBuy_US/images/products/6357/6357008_sd.jpg;maxHeight=640;maxWidth=550" xlink:type="simple">https://pisces.bbystatic.com/image2/BestBuy_US/images/products/6357/6357008_sd.jpg;maxHeight=640;maxWidth=550</text:a></text:p>
          </table:table-cell>
          <table:table-cell office:value-type="string" calcext:value-type="string">
            <text:p>5ee686364ec11a476c5d740b</text:p>
          </table:table-cell>
          <table:table-cell office:value-type="string" calcext:value-type="string">
            <text:p>Tablets</text:p>
          </table:table-cell>
          <table:table-cell office:value-type="string" calcext:value-type="string">
            <text:p>5ee689f020739b47331de154</text:p>
          </table:table-cell>
          <table:table-cell office:value-type="string" calcext:value-type="string">
            <text:p>Samsung</text:p>
          </table:table-cell>
          <table:table-cell table:formula="of:=RANDBETWEEN(0;100)" office:value-type="float" office:value="80" calcext:value-type="float">
            <text:p>80</text:p>
          </table:table-cell>
          <table:table-cell table:formula="of:=RANDBETWEEN(10;30)" office:value-type="float" office:value="18" calcext:value-type="float">
            <text:p>18</text:p>
          </table:table-cell>
          <table:table-cell table:formula="of:=10*[.K17]" office:value-type="float" office:value="180" calcext:value-type="float">
            <text:p>180</text:p>
          </table:table-cell>
        </table:table-row>
        <table:table-row table:style-name="ro1">
          <table:table-cell/>
          <table:table-cell office:value-type="string" calcext:value-type="string">
            <text:p>Sony - Alpha a7 III Mirrorless [Video] Camera with FE 28-70 mm F3.5-5.6 OSS Lens</text:p>
          </table:table-cell>
          <table:table-cell office:value-type="string" calcext:value-type="string">
            <text:p>Capture stunning portraits and beautiful action shots with this Sony a7 III full-frame mirrorless camera with FE 28-70mm standard zoom lens. Optical SteadyShot image stabilization delivers blur-free, crisp images, while the seven-blade circular aperture delivers more natural-looking bokeh effects. With its dust- and moisture-resistant design, this camera is ideal for both indoor and outdoor photo shoots.</text:p>
          </table:table-cell>
          <table:table-cell office:value-type="float" office:value="1999.99" calcext:value-type="float">
            <text:p>1999.99</text:p>
          </table:table-cell>
          <table:table-cell office:value-type="string" calcext:value-type="string">
            <text:p><text:a xlink:href="https://pisces.bbystatic.com/image2/BestBuy_US/images/products/6213/6213100_sd.jpg;maxHeight=640;maxWidth=550" xlink:type="simple">https://pisces.bbystatic.com/image2/BestBuy_US/images/products/6213/6213100_sd.jpg;maxHeight=640;maxWidth=550</text:a></text:p>
          </table:table-cell>
          <table:table-cell office:value-type="string" calcext:value-type="string">
            <text:p>5ee6863d4ec11a476c5d740c</text:p>
          </table:table-cell>
          <table:table-cell office:value-type="string" calcext:value-type="string">
            <text:p>Cameras</text:p>
          </table:table-cell>
          <table:table-cell office:value-type="string" calcext:value-type="string">
            <text:p>5ee68a5020739b47331de157</text:p>
          </table:table-cell>
          <table:table-cell office:value-type="string" calcext:value-type="string">
            <text:p>Sony</text:p>
          </table:table-cell>
          <table:table-cell table:formula="of:=RANDBETWEEN(0;100)" office:value-type="float" office:value="11" calcext:value-type="float">
            <text:p>11</text:p>
          </table:table-cell>
          <table:table-cell table:formula="of:=RANDBETWEEN(10;30)" office:value-type="float" office:value="16" calcext:value-type="float">
            <text:p>16</text:p>
          </table:table-cell>
          <table:table-cell table:formula="of:=10*[.K18]" office:value-type="float" office:value="160" calcext:value-type="float">
            <text:p>160</text:p>
          </table:table-cell>
        </table:table-row>
        <table:table-row table:style-name="ro1">
          <table:table-cell/>
          <table:table-cell office:value-type="string" calcext:value-type="string">
            <text:p>Sony - Alpha a7 II Full-Frame Mirrorless Video Camera with 28-70mm Lens – Black</text:p>
          </table:table-cell>
          <table:table-cell office:value-type="string" calcext:value-type="string">
            <text:p>With 5-axis in-body image stabilization, this Sony a7 II mirrorless camera lets you take clear, arresting images on the go. The 3" tiltable TFT-LCD and high-contrast OLED EVF make it easy to accurately frame your shot.</text:p>
          </table:table-cell>
          <table:table-cell office:value-type="float" office:value="999.99" calcext:value-type="float">
            <text:p>999.99</text:p>
          </table:table-cell>
          <table:table-cell office:value-type="string" calcext:value-type="string">
            <text:p><text:a xlink:href="https://pisces.bbystatic.com/image2/BestBuy_US/images/products/1634/1634012_sd.jpg;maxHeight=640;maxWidth=550" xlink:type="simple">https://pisces.bbystatic.com/image2/BestBuy_US/images/products/1634/1634012_sd.jpg;maxHeight=640;maxWidth=550</text:a></text:p>
          </table:table-cell>
          <table:table-cell office:value-type="string" calcext:value-type="string">
            <text:p>5ee6863d4ec11a476c5d740c</text:p>
          </table:table-cell>
          <table:table-cell office:value-type="string" calcext:value-type="string">
            <text:p>Cameras</text:p>
          </table:table-cell>
          <table:table-cell office:value-type="string" calcext:value-type="string">
            <text:p>5ee68a5020739b47331de157</text:p>
          </table:table-cell>
          <table:table-cell office:value-type="string" calcext:value-type="string">
            <text:p>Sony</text:p>
          </table:table-cell>
          <table:table-cell table:formula="of:=RANDBETWEEN(0;100)" office:value-type="float" office:value="81" calcext:value-type="float">
            <text:p>81</text:p>
          </table:table-cell>
          <table:table-cell table:formula="of:=RANDBETWEEN(10;30)" office:value-type="float" office:value="24" calcext:value-type="float">
            <text:p>24</text:p>
          </table:table-cell>
          <table:table-cell table:formula="of:=10*[.K19]" office:value-type="float" office:value="240" calcext:value-type="float">
            <text:p>240</text:p>
          </table:table-cell>
        </table:table-row>
        <table:table-row table:style-name="ro1">
          <table:table-cell/>
          <table:table-cell office:value-type="string" calcext:value-type="string">
            <text:p>Nikon - Z50 Mirrorless Camera Two Lens Kit with NIKKOR Z DX 16-50mm f/3.5-6.3 VR and NIKKOR Z DX 50-250mm f/4.5-6.3 VR Lenses – Black</text:p>
          </table:table-cell>
          <table:table-cell office:value-type="string" calcext:value-type="string">
            <text:p>Tell your story creatively with this Nikon Z50 mirrorless digital camera kit. The included 15-60mm and 50-250mm VR lenses in this kit let you capture a variety of scenes, while the 20.9MP sensor delivers high-speed performance and superior image quality. Built-in Wi-Fi and Bluetooth ensure easy sharing of photos and videos. This Nikon Z50 mirrorless digital camera kit is compact and lightweight for portability.</text:p>
          </table:table-cell>
          <table:table-cell office:value-type="float" office:value="1099.99" calcext:value-type="float">
            <text:p>1099.99</text:p>
          </table:table-cell>
          <table:table-cell office:value-type="string" calcext:value-type="string">
            <text:p><text:a xlink:href="https://pisces.bbystatic.com/image2/BestBuy_US/images/products/6385/6385414_rd.jpg;maxHeight=640;maxWidth=550" xlink:type="simple">https://pisces.bbystatic.com/image2/BestBuy_US/images/products/6385/6385414_rd.jpg;maxHeight=640;maxWidth=550</text:a></text:p>
          </table:table-cell>
          <table:table-cell office:value-type="string" calcext:value-type="string">
            <text:p>5ee6863d4ec11a476c5d740c</text:p>
          </table:table-cell>
          <table:table-cell office:value-type="string" calcext:value-type="string">
            <text:p>Cameras</text:p>
          </table:table-cell>
          <table:table-cell office:value-type="string" calcext:value-type="string">
            <text:p>5ee68a5a20739b47331de158</text:p>
          </table:table-cell>
          <table:table-cell office:value-type="string" calcext:value-type="string">
            <text:p>Nikon</text:p>
          </table:table-cell>
          <table:table-cell table:formula="of:=RANDBETWEEN(0;100)" office:value-type="float" office:value="21" calcext:value-type="float">
            <text:p>21</text:p>
          </table:table-cell>
          <table:table-cell table:formula="of:=RANDBETWEEN(10;30)" office:value-type="float" office:value="30" calcext:value-type="float">
            <text:p>30</text:p>
          </table:table-cell>
          <table:table-cell table:formula="of:=10*[.K20]" office:value-type="float" office:value="300" calcext:value-type="float">
            <text:p>300</text:p>
          </table:table-cell>
        </table:table-row>
        <table:table-row table:style-name="ro1">
          <table:table-cell/>
          <table:table-cell office:value-type="string" calcext:value-type="string">
            <text:p>Nikon - Z6 Mirrorless 4k Video Camera with NIKKOR Z 24-70mm Lens – Black</text:p>
          </table:table-cell>
          <table:table-cell office:value-type="string" calcext:value-type="string">
            <text:p>Produce dynamic stills and 4K videos with this 24.5-megapixel Nikon Z6 mirrorless camera. Its lightweight, compact body provides ergonomic, balanced handling and compatibility with 360 NIKKOR lenses via an FTZ mount. The included 24-70mm lens of this Nikon Z6 mirrorless camera has a constant f/4 maximum aperture that's suitable for various photography applications.</text:p>
          </table:table-cell>
          <table:table-cell office:value-type="float" office:value="2199.99" calcext:value-type="float">
            <text:p>2199.99</text:p>
          </table:table-cell>
          <table:table-cell office:value-type="string" calcext:value-type="string">
            <text:p><text:a xlink:href="https://pisces.bbystatic.com/image2/BestBuy_US/images/products/6292/6292227_sd.jpg;maxHeight=640;maxWidth=550" xlink:type="simple">https://pisces.bbystatic.com/image2/BestBuy_US/images/products/6292/6292227_sd.jpg;maxHeight=640;maxWidth=550</text:a></text:p>
          </table:table-cell>
          <table:table-cell office:value-type="string" calcext:value-type="string">
            <text:p>5ee6863d4ec11a476c5d740c</text:p>
          </table:table-cell>
          <table:table-cell office:value-type="string" calcext:value-type="string">
            <text:p>Cameras</text:p>
          </table:table-cell>
          <table:table-cell office:value-type="string" calcext:value-type="string">
            <text:p>5ee68a5a20739b47331de158</text:p>
          </table:table-cell>
          <table:table-cell office:value-type="string" calcext:value-type="string">
            <text:p>Nikon</text:p>
          </table:table-cell>
          <table:table-cell table:formula="of:=RANDBETWEEN(0;100)" office:value-type="float" office:value="5" calcext:value-type="float">
            <text:p>5</text:p>
          </table:table-cell>
          <table:table-cell table:formula="of:=RANDBETWEEN(10;30)" office:value-type="float" office:value="27" calcext:value-type="float">
            <text:p>27</text:p>
          </table:table-cell>
          <table:table-cell table:formula="of:=10*[.K21]" office:value-type="float" office:value="270" calcext:value-type="float">
            <text:p>270</text:p>
          </table:table-cell>
        </table:table-row>
        <table:table-row table:style-name="ro1">
          <table:table-cell/>
          <table:table-cell office:value-type="string" calcext:value-type="string">
            <text:p>Canon - VIXIA HF W10 Waterproof HD Camcorder – Blue</text:p>
          </table:table-cell>
          <table:table-cell office:value-type="string" calcext:value-type="string">
            <text:p>Record important life events with this Canon VIXIA camcorder. The high-capacity battery supports up to 4.5 hours of continuous operation to capture every detail, and it's resistant to water, shock and dust for durable use in rugged outdoor environments. Full HD, dynamic zoom and image stabilization features add to the high-quality performance of this Canon VIXIA camcorder.</text:p>
          </table:table-cell>
          <table:table-cell office:value-type="float" office:value="249.99" calcext:value-type="float">
            <text:p>249.99</text:p>
          </table:table-cell>
          <table:table-cell office:value-type="string" calcext:value-type="string">
            <text:p><text:a xlink:href="https://pisces.bbystatic.com/image2/BestBuy_US/images/products/6331/6331906_rd.jpg;maxHeight=640;maxWidth=550" xlink:type="simple">https://pisces.bbystatic.com/image2/BestBuy_US/images/products/6331/6331906_rd.jpg;maxHeight=640;maxWidth=550</text:a></text:p>
          </table:table-cell>
          <table:table-cell office:value-type="string" calcext:value-type="string">
            <text:p>5ee6863d4ec11a476c5d740c</text:p>
          </table:table-cell>
          <table:table-cell office:value-type="string" calcext:value-type="string">
            <text:p>Cameras</text:p>
          </table:table-cell>
          <table:table-cell office:value-type="string" calcext:value-type="string">
            <text:p>5ee68a4720739b47331de156</text:p>
          </table:table-cell>
          <table:table-cell office:value-type="string" calcext:value-type="string">
            <text:p>Canon</text:p>
          </table:table-cell>
          <table:table-cell table:formula="of:=RANDBETWEEN(0;100)" office:value-type="float" office:value="68" calcext:value-type="float">
            <text:p>68</text:p>
          </table:table-cell>
          <table:table-cell table:formula="of:=RANDBETWEEN(10;30)" office:value-type="float" office:value="14" calcext:value-type="float">
            <text:p>14</text:p>
          </table:table-cell>
          <table:table-cell table:formula="of:=10*[.K22]" office:value-type="float" office:value="140" calcext:value-type="float">
            <text:p>140</text:p>
          </table:table-cell>
        </table:table-row>
        <table:table-row table:style-name="ro1">
          <table:table-cell/>
          <table:table-cell office:value-type="string" calcext:value-type="string">
            <text:p>Canon - EOS Rebel T7 DSLR Video Two Lens Kit with EF-S 18-55mm and EF 75-300mm Lenses</text:p>
          </table:table-cell>
          <table:table-cell office:value-type="string" calcext:value-type="string">
            <text:p>Take stunning pictures with vibrant colors using this EOS Rebel T7 camera. The built-in Wi-Fi makes printing and sharing pictures quick and easy, and the auto-focus system creates crisp images at a moment's notice. This EOS Rebel T7 camera takes Full HD video, allowing experiences to be captured with quality.</text:p>
          </table:table-cell>
          <table:table-cell office:value-type="float" office:value="449.99" calcext:value-type="float">
            <text:p>449.99</text:p>
          </table:table-cell>
          <table:table-cell office:value-type="string" calcext:value-type="string">
            <text:p><text:a xlink:href="https://pisces.bbystatic.com/image2/BestBuy_US/images/products/6323/6323759_sd.jpg;maxHeight=640;maxWidth=550" xlink:type="simple">https://pisces.bbystatic.com/image2/BestBuy_US/images/products/6323/6323759_sd.jpg;maxHeight=640;maxWidth=550</text:a></text:p>
          </table:table-cell>
          <table:table-cell office:value-type="string" calcext:value-type="string">
            <text:p>5ee6863d4ec11a476c5d740c</text:p>
          </table:table-cell>
          <table:table-cell office:value-type="string" calcext:value-type="string">
            <text:p>Cameras</text:p>
          </table:table-cell>
          <table:table-cell office:value-type="string" calcext:value-type="string">
            <text:p>5ee68a4720739b47331de156</text:p>
          </table:table-cell>
          <table:table-cell office:value-type="string" calcext:value-type="string">
            <text:p>Canon</text:p>
          </table:table-cell>
          <table:table-cell table:formula="of:=RANDBETWEEN(0;100)" office:value-type="float" office:value="55" calcext:value-type="float">
            <text:p>55</text:p>
          </table:table-cell>
          <table:table-cell table:formula="of:=RANDBETWEEN(10;30)" office:value-type="float" office:value="24" calcext:value-type="float">
            <text:p>24</text:p>
          </table:table-cell>
          <table:table-cell table:formula="of:=10*[.K23]" office:value-type="float" office:value="240" calcext:value-type="float">
            <text:p>240</text:p>
          </table:table-cell>
        </table:table-row>
        <table:table-row table:style-name="ro1">
          <table:table-cell/>
          <table:table-cell office:value-type="string" calcext:value-type="string">
            <text:p>Canon - EOS RP Mirrorless Camera with RF 24-105mm f/4-7.1 IS STM Lens</text:p>
          </table:table-cell>
          <table:table-cell office:value-type="string" calcext:value-type="string">
            <text:p>The EOS RP and RF24-105mm F4-7.1 IS STM lens kit is a compact and lightweight RF-series kit that offers a versatile zoom range, capturing different subjects with ease. For macro enthusiasts, the EOS RP and RF24-105mm F4-7.1 IS STM lens kit is particularly advantageous, offering an impressive maximum magnification of 0.5x using Center Macro Focus - helping you snap photos from as close as one inch away. Your images and videos will remain clear and steady, too, thanks to a leadscrew-type STM motor that enables smooth autofocusing and optical image stabilization with up to five stops of shake correction. And, with a control ring that allows for quick setting changes, including shutter speed and aperture, the EOS RP and RF24-105mm F4-7.1 IS STM lens kit puts quality, convenience, and control in your hands, making it perfect duo for everyday use.</text:p>
          </table:table-cell>
          <table:table-cell office:value-type="float" office:value="999.99" calcext:value-type="float">
            <text:p>999.99</text:p>
          </table:table-cell>
          <table:table-cell office:value-type="string" calcext:value-type="string">
            <text:p><text:a xlink:href="https://pisces.bbystatic.com/image2/BestBuy_US/images/products/6409/6409982_sd.jpg;maxHeight=640;maxWidth=550" xlink:type="simple">https://pisces.bbystatic.com/image2/BestBuy_US/images/products/6409/6409982_sd.jpg;maxHeight=640;maxWidth=550</text:a></text:p>
          </table:table-cell>
          <table:table-cell office:value-type="string" calcext:value-type="string">
            <text:p>5ee6863d4ec11a476c5d740c</text:p>
          </table:table-cell>
          <table:table-cell office:value-type="string" calcext:value-type="string">
            <text:p>Cameras</text:p>
          </table:table-cell>
          <table:table-cell office:value-type="string" calcext:value-type="string">
            <text:p>5ee68a4720739b47331de156</text:p>
          </table:table-cell>
          <table:table-cell office:value-type="string" calcext:value-type="string">
            <text:p>Canon</text:p>
          </table:table-cell>
          <table:table-cell table:formula="of:=RANDBETWEEN(0;100)" office:value-type="float" office:value="36" calcext:value-type="float">
            <text:p>36</text:p>
          </table:table-cell>
          <table:table-cell table:formula="of:=RANDBETWEEN(10;30)" office:value-type="float" office:value="10" calcext:value-type="float">
            <text:p>10</text:p>
          </table:table-cell>
          <table:table-cell table:formula="of:=10*[.K24]" office:value-type="float" office:value="100" calcext:value-type="float">
            <text:p>100</text:p>
          </table:table-cell>
        </table:table-row>
        <table:table-row table:style-name="ro1">
          <table:table-cell/>
          <table:table-cell office:value-type="string" calcext:value-type="string">
            <text:p>Google - Pixel 3a XL- 64GB (Unlocked) - Just Black</text:p>
          </table:table-cell>
          <table:table-cell office:value-type="string" calcext:value-type="string">
            <text:p>Capture and store a multitude of high-quality photos and videos with this Google Pixel 3a XL smartphone. The Titan M security chip provides protection against viruses and other threats, while the Quick Switch Adapter makes transferring contacts, texts and other media simple. This Google Pixel 3a XL smartphone features a long-lasting battery for extra convenience.</text:p>
          </table:table-cell>
          <table:table-cell office:value-type="float" office:value="269.99" calcext:value-type="float">
            <text:p>269.99</text:p>
          </table:table-cell>
          <table:table-cell office:value-type="string" calcext:value-type="string">
            <text:p><text:a xlink:href="https://pisces.bbystatic.com/image2/BestBuy_US/images/products/6347/6347790cv12d.jpg;maxHeight=640;maxWidth=550" xlink:type="simple">https://pisces.bbystatic.com/image2/BestBuy_US/images/products/6347/6347790cv12d.jpg;maxHeight=640;maxWidth=550</text:a></text:p>
          </table:table-cell>
          <table:table-cell office:value-type="string" calcext:value-type="string">
            <text:p>5ee686464ec11a476c5d740d</text:p>
          </table:table-cell>
          <table:table-cell office:value-type="string" calcext:value-type="string">
            <text:p>Cell Phones</text:p>
          </table:table-cell>
          <table:table-cell office:value-type="string" calcext:value-type="string">
            <text:p>5ee68a9e20739b47331de159</text:p>
          </table:table-cell>
          <table:table-cell office:value-type="string" calcext:value-type="string">
            <text:p>Google</text:p>
          </table:table-cell>
          <table:table-cell table:formula="of:=RANDBETWEEN(0;100)" office:value-type="float" office:value="29" calcext:value-type="float">
            <text:p>29</text:p>
          </table:table-cell>
          <table:table-cell table:formula="of:=RANDBETWEEN(10;30)" office:value-type="float" office:value="26" calcext:value-type="float">
            <text:p>26</text:p>
          </table:table-cell>
          <table:table-cell table:formula="of:=10*[.K25]" office:value-type="float" office:value="260" calcext:value-type="float">
            <text:p>260</text:p>
          </table:table-cell>
        </table:table-row>
        <table:table-row table:style-name="ro1">
          <table:table-cell/>
          <table:table-cell office:value-type="string" calcext:value-type="string">
            <text:p>Google - Pixel 4 XL with 128GB Cell Phone (Unlocked) - Just Black</text:p>
          </table:table-cell>
          <table:table-cell office:value-type="string" calcext:value-type="string">
            <text:p>Google Pixel 4 XL is the phone made the Google Way, with a camera that takes a perfect shot every time and the new Google Assistant. It also provides Motion Sense™ technology. Google Pixel 4 XL is built around Google software you know and love that's always getting better.</text:p>
          </table:table-cell>
          <table:table-cell office:value-type="float" office:value="949.99" calcext:value-type="float">
            <text:p>949.99</text:p>
          </table:table-cell>
          <table:table-cell office:value-type="string" calcext:value-type="string">
            <text:p><text:a xlink:href="https://pisces.bbystatic.com/image2/BestBuy_US/images/products/6382/6382524_sd.jpg;maxHeight=640;maxWidth=550" xlink:type="simple">https://pisces.bbystatic.com/image2/BestBuy_US/images/products/6382/6382524_sd.jpg;maxHeight=640;maxWidth=550</text:a></text:p>
          </table:table-cell>
          <table:table-cell office:value-type="string" calcext:value-type="string">
            <text:p>5ee686464ec11a476c5d740d</text:p>
          </table:table-cell>
          <table:table-cell office:value-type="string" calcext:value-type="string">
            <text:p>Cell Phones</text:p>
          </table:table-cell>
          <table:table-cell office:value-type="string" calcext:value-type="string">
            <text:p>5ee68a9e20739b47331de159</text:p>
          </table:table-cell>
          <table:table-cell office:value-type="string" calcext:value-type="string">
            <text:p>Google</text:p>
          </table:table-cell>
          <table:table-cell table:formula="of:=RANDBETWEEN(0;100)" office:value-type="float" office:value="69" calcext:value-type="float">
            <text:p>69</text:p>
          </table:table-cell>
          <table:table-cell table:formula="of:=RANDBETWEEN(10;30)" office:value-type="float" office:value="14" calcext:value-type="float">
            <text:p>14</text:p>
          </table:table-cell>
          <table:table-cell table:formula="of:=10*[.K26]" office:value-type="float" office:value="140" calcext:value-type="float">
            <text:p>140</text:p>
          </table:table-cell>
        </table:table-row>
        <table:table-row table:style-name="ro1">
          <table:table-cell/>
          <table:table-cell office:value-type="string" calcext:value-type="string">
            <text:p>Apple - iPhone SE (2nd generation) 64GB (Unlocked) – Black</text:p>
          </table:table-cell>
          <table:table-cell office:value-type="string" calcext:value-type="string">
            <text:p>iPhone SE is the most powerful 4.7-inch iPhone ever.¹ Featuring A13 Bionic, the fastest chip in a smartphone, for incredible performance in apps, games, and photography. Portrait mode for studio-quality portraits and six lighting effects. Next-generation Smart HDR for incredible detail across highlights and shadows. Cinematic-quality 4K video. And all the advanced features of iOS. With long battery life² and water resistance,³ it's so much of the iPhone you love, in a not so big size.</text:p>
          </table:table-cell>
          <table:table-cell office:value-type="float" office:value="349.99" calcext:value-type="float">
            <text:p>349.99</text:p>
          </table:table-cell>
          <table:table-cell office:value-type="string" calcext:value-type="string">
            <text:p><text:a xlink:href="https://pisces.bbystatic.com/image2/BestBuy_US/images/products/6389/6389069_sd.jpg;maxHeight=640;maxWidth=550" xlink:type="simple">https://pisces.bbystatic.com/image2/BestBuy_US/images/products/6389/6389069_sd.jpg;maxHeight=640;maxWidth=550</text:a></text:p>
          </table:table-cell>
          <table:table-cell office:value-type="string" calcext:value-type="string">
            <text:p>5ee686464ec11a476c5d740d</text:p>
          </table:table-cell>
          <table:table-cell office:value-type="string" calcext:value-type="string">
            <text:p>Cell Phones</text:p>
          </table:table-cell>
          <table:table-cell office:value-type="string" calcext:value-type="string">
            <text:p>5ee6899020739b47331de150</text:p>
          </table:table-cell>
          <table:table-cell office:value-type="string" calcext:value-type="string">
            <text:p>Apple</text:p>
          </table:table-cell>
          <table:table-cell table:formula="of:=RANDBETWEEN(0;100)" office:value-type="float" office:value="71" calcext:value-type="float">
            <text:p>71</text:p>
          </table:table-cell>
          <table:table-cell table:formula="of:=RANDBETWEEN(10;30)" office:value-type="float" office:value="22" calcext:value-type="float">
            <text:p>22</text:p>
          </table:table-cell>
          <table:table-cell table:formula="of:=10*[.K27]" office:value-type="float" office:value="220" calcext:value-type="float">
            <text:p>220</text:p>
          </table:table-cell>
        </table:table-row>
        <table:table-row table:style-name="ro1">
          <table:table-cell/>
          <table:table-cell office:value-type="string" calcext:value-type="string">
            <text:p>Apple - iPhone 11 Pro Max 512GB - Midnight Green (Unlocked)</text:p>
          </table:table-cell>
          <table:table-cell office:value-type="string" calcext:value-type="string">
            <text:p>Shoot amazing videos and photos with the Ultra Wide, Wide, and Telephoto cameras. Capture your best low-light photos with Night mode. Watch HDR movies and shows on the 6.5-inch Super Retina XDR display – the brightest iPhone display yet.¹ Experience unprecedented performance with A13 Bionic for gaming, augmented reality (AR), and photography. And get all-day battery life² and a new level of water resistance.³ All in the first iPhone powerful enough to be called Pro.</text:p>
          </table:table-cell>
          <table:table-cell office:value-type="float" office:value="1449.99" calcext:value-type="float">
            <text:p>1449.99</text:p>
          </table:table-cell>
          <table:table-cell office:value-type="string" calcext:value-type="string">
            <text:p><text:a xlink:href="https://pisces.bbystatic.com/image2/BestBuy_US/images/products/6223/6223110cv11d.jpg;maxHeight=640;maxWidth=550" xlink:type="simple">https://pisces.bbystatic.com/image2/BestBuy_US/images/products/6223/6223110cv11d.jpg;maxHeight=640;maxWidth=550</text:a></text:p>
          </table:table-cell>
          <table:table-cell office:value-type="string" calcext:value-type="string">
            <text:p>5ee686464ec11a476c5d740d</text:p>
          </table:table-cell>
          <table:table-cell office:value-type="string" calcext:value-type="string">
            <text:p>Cell Phones</text:p>
          </table:table-cell>
          <table:table-cell office:value-type="string" calcext:value-type="string">
            <text:p>5ee6899020739b47331de150</text:p>
          </table:table-cell>
          <table:table-cell office:value-type="string" calcext:value-type="string">
            <text:p>Apple</text:p>
          </table:table-cell>
          <table:table-cell table:formula="of:=RANDBETWEEN(0;100)" office:value-type="float" office:value="21" calcext:value-type="float">
            <text:p>21</text:p>
          </table:table-cell>
          <table:table-cell table:formula="of:=RANDBETWEEN(10;30)" office:value-type="float" office:value="23" calcext:value-type="float">
            <text:p>23</text:p>
          </table:table-cell>
          <table:table-cell table:formula="of:=10*[.K28]" office:value-type="float" office:value="230" calcext:value-type="float">
            <text:p>230</text:p>
          </table:table-cell>
        </table:table-row>
        <table:table-row table:style-name="ro1">
          <table:table-cell/>
          <table:table-cell office:value-type="string" calcext:value-type="string">
            <text:p>Apple - iPhone XS Max with 64GB Memory Cell Phone (Unlocked) - Space Gray</text:p>
          </table:table-cell>
          <table:table-cell office:value-type="string" calcext:value-type="string">
            <text:p>iPhone XS Max features a 6.5-inch Super Retina display with custom-built OLED panels for an HDR display that provides the industry's best color accuracy, true blacks, and remarkable brightness.¹ Advanced Face ID lets you securely unlock your iPhone, log in to apps, and pay with just a glance. The A12 Bionic chip with next-generation Neural Engine uses real-time machine learning to transform the way you experience photos, gaming, augmented reality, and more. A breakthrough 12MP dual-camera system takes your portraits to the next level with Portrait mode, Portrait Lighting, enhanced bokeh, and all-new Depth Control. Water resistance.² And iOS 12 – the most advanced mobile operating system – with powerful new tools that make iPhone more personal than ever.</text:p>
          </table:table-cell>
          <table:table-cell office:value-type="float" office:value="999.99" calcext:value-type="float">
            <text:p>999.99</text:p>
          </table:table-cell>
          <table:table-cell office:value-type="string" calcext:value-type="string">
            <text:p><text:a xlink:href="https://pisces.bbystatic.com/image2/BestBuy_US/images/products/7639/7639067cv12d.jpg;maxHeight=640;maxWidth=550" xlink:type="simple">https://pisces.bbystatic.com/image2/BestBuy_US/images/products/7639/7639067cv12d.jpg;maxHeight=640;maxWidth=550</text:a></text:p>
          </table:table-cell>
          <table:table-cell office:value-type="string" calcext:value-type="string">
            <text:p>5ee686464ec11a476c5d740d</text:p>
          </table:table-cell>
          <table:table-cell office:value-type="string" calcext:value-type="string">
            <text:p>Cell Phones</text:p>
          </table:table-cell>
          <table:table-cell office:value-type="string" calcext:value-type="string">
            <text:p>5ee6899020739b47331de150</text:p>
          </table:table-cell>
          <table:table-cell office:value-type="string" calcext:value-type="string">
            <text:p>Apple</text:p>
          </table:table-cell>
          <table:table-cell table:formula="of:=RANDBETWEEN(0;100)" office:value-type="float" office:value="0" calcext:value-type="float">
            <text:p>0</text:p>
          </table:table-cell>
          <table:table-cell table:formula="of:=RANDBETWEEN(10;30)" office:value-type="float" office:value="12" calcext:value-type="float">
            <text:p>12</text:p>
          </table:table-cell>
          <table:table-cell table:formula="of:=10*[.K29]" office:value-type="float" office:value="120" calcext:value-type="float">
            <text:p>120</text:p>
          </table:table-cell>
        </table:table-row>
        <table:table-row table:style-name="ro1">
          <table:table-cell/>
          <table:table-cell office:value-type="string" calcext:value-type="string">
            <text:p>Samsung - Galaxy S10e with 128GB Memory Cell Phone (Unlocked) Prism - Prism Black</text:p>
          </table:table-cell>
          <table:table-cell office:value-type="string" calcext:value-type="string">
            <text:p>This Samsung Galaxy S10e features an immersive display, sleek in size and packed with power. The incredible, powerful camera and totally reimagined interface do more in less space, with an intelligent battery that's big enough to share.</text:p>
          </table:table-cell>
          <table:table-cell office:value-type="float" office:value="499.99" calcext:value-type="float">
            <text:p>499.99</text:p>
          </table:table-cell>
          <table:table-cell office:value-type="string" calcext:value-type="string">
            <text:p><text:a xlink:href="https://pisces.bbystatic.com/image2/BestBuy_US/images/products/6323/6323358_rd.jpg;maxHeight=640;maxWidth=550" xlink:type="simple">https://pisces.bbystatic.com/image2/BestBuy_US/images/products/6323/6323358_rd.jpg;maxHeight=640;maxWidth=550</text:a></text:p>
          </table:table-cell>
          <table:table-cell office:value-type="string" calcext:value-type="string">
            <text:p>5ee686464ec11a476c5d740d</text:p>
          </table:table-cell>
          <table:table-cell office:value-type="string" calcext:value-type="string">
            <text:p>Cell Phones</text:p>
          </table:table-cell>
          <table:table-cell office:value-type="string" calcext:value-type="string">
            <text:p>5ee689f020739b47331de154</text:p>
          </table:table-cell>
          <table:table-cell office:value-type="string" calcext:value-type="string">
            <text:p>Samsung</text:p>
          </table:table-cell>
          <table:table-cell table:formula="of:=RANDBETWEEN(0;100)" office:value-type="float" office:value="77" calcext:value-type="float">
            <text:p>77</text:p>
          </table:table-cell>
          <table:table-cell table:formula="of:=RANDBETWEEN(10;30)" office:value-type="float" office:value="15" calcext:value-type="float">
            <text:p>15</text:p>
          </table:table-cell>
          <table:table-cell table:formula="of:=10*[.K30]" office:value-type="float" office:value="150" calcext:value-type="float">
            <text:p>150</text:p>
          </table:table-cell>
        </table:table-row>
        <table:table-row table:style-name="ro1">
          <table:table-cell/>
          <table:table-cell office:value-type="string" calcext:value-type="string">
            <text:p>Samsung - Galaxy Fold with 512GB Memory Cell Phone (Unlocked) - Cosmos Black</text:p>
          </table:table-cell>
          <table:table-cell office:value-type="string" calcext:value-type="string">
            <text:p>Change the way you communicate and connect with this unlocked Samsung Galaxy Fold smartphone. The 12GB of RAM and octa-core processor offer fast, powerful performance for seamless multitasking and gaming, while the 512GB of storage space leaves ample room for important files, photos and videos. This black Samsung Galaxy Fold smartphone features six cameras to accommodate selfie, wide-angle, ultrawide and telephoto shots.</text:p>
          </table:table-cell>
          <table:table-cell office:value-type="float" office:value="1879.99" calcext:value-type="float">
            <text:p>1879.99</text:p>
          </table:table-cell>
          <table:table-cell office:value-type="string" calcext:value-type="string">
            <text:p><text:a xlink:href="https://pisces.bbystatic.com/image2/BestBuy_US/images/products/6377/6377530_sd.jpg;maxHeight=640;maxWidth=550" xlink:type="simple">https://pisces.bbystatic.com/image2/BestBuy_US/images/products/6377/6377530_sd.jpg;maxHeight=640;maxWidth=550</text:a></text:p>
          </table:table-cell>
          <table:table-cell office:value-type="string" calcext:value-type="string">
            <text:p>5ee686464ec11a476c5d740d</text:p>
          </table:table-cell>
          <table:table-cell office:value-type="string" calcext:value-type="string">
            <text:p>Cell Phones</text:p>
          </table:table-cell>
          <table:table-cell office:value-type="string" calcext:value-type="string">
            <text:p>5ee689f020739b47331de154</text:p>
          </table:table-cell>
          <table:table-cell office:value-type="string" calcext:value-type="string">
            <text:p>Samsung</text:p>
          </table:table-cell>
          <table:table-cell table:formula="of:=RANDBETWEEN(0;100)" office:value-type="float" office:value="17" calcext:value-type="float">
            <text:p>17</text:p>
          </table:table-cell>
          <table:table-cell table:formula="of:=RANDBETWEEN(10;30)" office:value-type="float" office:value="22" calcext:value-type="float">
            <text:p>22</text:p>
          </table:table-cell>
          <table:table-cell table:formula="of:=10*[.K31]" office:value-type="float" office:value="220" calcext:value-type="float">
            <text:p>220</text:p>
          </table:table-cell>
        </table:table-row>
        <table:table-row table:style-name="ro1">
          <table:table-cell/>
          <table:table-cell office:value-type="string" calcext:value-type="string">
            <text:p>Samsung - Geek Squad Certified Refurbished Galaxy S20 Ultra 5G Enabled 512GB (Unlocked) - Cosmic Black</text:p>
          </table:table-cell>
          <table:table-cell office:value-type="string" calcext:value-type="string">
            <text:p>Geek Squad® Certified Refurbished products are thoroughly, painstakingly and lovingly tested, so you can be sure that your device will work right, right away. Learn more about Take breath-taking selfies with this cosmic black refurbished Samsung Galaxy S20 Ultra smartphone. The slim, 6.9-inch screen enhances your viewing experience, while the 40MP camera captures professional-looking photos and videos. This unlocked Samsung Galaxy S20 Ultra smartphone is 5G enabled that provides high network speeds with ultra-fast streaming, while the octa-core 2.84GHz processor ensures optimum application performance.</text:p>
          </table:table-cell>
          <table:table-cell office:value-type="float" office:value="1439.99" calcext:value-type="float">
            <text:p>1439.99</text:p>
          </table:table-cell>
          <table:table-cell office:value-type="string" calcext:value-type="string">
            <text:p><text:a xlink:href="https://pisces.bbystatic.com/image2/BestBuy_US/images/products/6407/6407001cv11d.jpg;maxHeight=640;maxWidth=550" xlink:type="simple">https://pisces.bbystatic.com/image2/BestBuy_US/images/products/6407/6407001cv11d.jpg;maxHeight=640;maxWidth=550</text:a></text:p>
          </table:table-cell>
          <table:table-cell office:value-type="string" calcext:value-type="string">
            <text:p>5ee686464ec11a476c5d740d</text:p>
          </table:table-cell>
          <table:table-cell office:value-type="string" calcext:value-type="string">
            <text:p>Cell Phones</text:p>
          </table:table-cell>
          <table:table-cell office:value-type="string" calcext:value-type="string">
            <text:p>5ee689f020739b47331de154</text:p>
          </table:table-cell>
          <table:table-cell office:value-type="string" calcext:value-type="string">
            <text:p>Samsung</text:p>
          </table:table-cell>
          <table:table-cell table:formula="of:=RANDBETWEEN(0;100)" office:value-type="float" office:value="20" calcext:value-type="float">
            <text:p>20</text:p>
          </table:table-cell>
          <table:table-cell table:formula="of:=RANDBETWEEN(10;30)" office:value-type="float" office:value="26" calcext:value-type="float">
            <text:p>26</text:p>
          </table:table-cell>
          <table:table-cell table:formula="of:=10*[.K32]" office:value-type="float" office:value="260" calcext:value-type="float">
            <text:p>260</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4">00/00/0000</text:date>, <text:time style:data-style-name="N2" text:time-value="19:20:44.9277995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14T18:08:22.505355634</meta:creation-date>
    <dc:date>2020-06-14T19:31:10.349358237</dc:date>
    <meta:editing-duration>PT39M20S</meta:editing-duration>
    <meta:editing-cycles>7</meta:editing-cycles>
    <meta:generator>LibreOffice/6.3.5.2$Linux_X86_64 LibreOffice_project/30$Build-2</meta:generator>
    <meta:document-statistic meta:table-count="3" meta:cell-count="410" meta:object-count="0"/>
  </office:meta>
</office:document-meta>
</file>